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fo:font-weight="normal" officeooo:rsid="001f36b4" officeooo:paragraph-rsid="001f36b4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ize="14pt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style="normal" fo:font-weight="bold" officeooo:rsid="001f36b4" officeooo:paragraph-rsid="001f36b4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officeooo:rsid="001f36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ícios Propostos 2</text:p>
      <text:p text:style-name="P3"/>
      <text:p text:style-name="P1">Andrew Gabriel </text:p>
      <text:p text:style-name="P1">Igor Radtke</text:p>
      <text:p text:style-name="P1">João Betiatto</text:p>
      <text:p text:style-name="P1">Renan Loewenstein</text:p>
      <text:p text:style-name="Standard"/>
      <text:p text:style-name="Standard"/>
      <text:p text:style-name="Standard"/>
      <text:p text:style-name="Standard"/>
      <text:p text:style-name="P2">1) Por que a Conferência de Estocolmo revolucionou as discussões sobre meio</text:p>
      <text:p text:style-name="P2">ambiente?</text:p>
      <text:p text:style-name="Standard"/>
      <text:p text:style-name="P4">&gt; Graças a conferência de Estocolmo, a consciência <text:s/>ecológica alcançou diversas camadas sociais pelo mundo. Pressionado pela opinião pública e pela comunidade ci<text:span text:style-name="T1">e</text:span>ntífica, as empresas começaram a reavaliar seus posicionamentos em relação a natureza. Algumas empresas foram abandonando a postura reativa e começaram a prevenir os problemas ambientais. Na década de 1970, algumas indústrias ja trocavam equipamentos poluentes por novos, estudavam alternativas energéticas mais ecológicas e despertavam para a importância da reciclagem e do reaproveitamento.</text:p>
      <text:p text:style-name="Standard"/>
      <text:p text:style-name="Standard"/>
      <text:p text:style-name="P2">2) Qual foi a principal contribuição do Relatório Bruntland?</text:p>
      <text:p text:style-name="Standard"/>
      <text:p text:style-name="P4">&gt; O relatório de Bruntland indicou que a pobreza dos países de terceiro mundo e o consumismo elevado dos de 1º mundo eram as causas que impediam um desenvolvimento igualitário no mundo, causando graves crises ambientais. O relatório também aponta para a incompatibilidade entre desenvolvimento sustentável e os padrões de produção e consumo, mostrando a necessidade de uma relação ser humano - meio ambiente.</text:p>
      <text:p text:style-name="Standard"/>
      <text:p text:style-name="Standard"/>
      <text:p text:style-name="P2">3) Qual o impacto da Eco-92?</text:p>
      <text:p text:style-name="Standard"/>
      <text:p text:style-name="P4">&gt; A ECO-92 foi uma conferência que teve como objetivo a renovação do compromisso político com o desenvolvimento sustentável, ela não deixou dúvidas de que a sustentabilidade veio para ficar e serviu como um marco para a gestão ambiental na década de 90, época onde as empresas perceberam que a gestão ambiental também ajudava no marketing, conhecido também como "Marketing Verde".</text:p>
      <text:p text:style-name="Standard"/>
      <text:p text:style-name="Standard"/>
      <text:p text:style-name="P2">4) O que significa MDL? Quais as vantagens ou desvantagens que você apontaria em relação a certificação de carbono?</text:p>
      <text:p text:style-name="Standard"/>
      <text:p text:style-name="P4">&gt; MDL (Mecanismo de Desenvolvimento Limpo) foi criado pelo protocolo de Quioto para reduzir a emissão de gases do efeito estufa ou de captura de carbono na atmosfera. Uma das vantagens dele é a redução do efeito estufa. O MDL visa o desenvolvimento sustentável em países em desenvolvimento implantando tecnologias mais limpas nos respectivos países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5) Disserte sobre as principais propostas discutidas na Cúplula de Johanesburgo e n<text:span text:style-name="T1">a </text:span>Conferencia de Copenhague</text:p>
      <text:p text:style-name="Standard"/>
      <text:p text:style-name="P4">&gt; A cúpula de Johanesburgo foi importante pois fortaleceu a ideia de que o desenvolvimento sustentável depende da solução de problemas econômicos, políticos e sociais. Foi proposto uma ação integrada envolvendo o governo, sociedade civil e empresas ao invés de solucioná-los isoladamente. Já na conferência de Copenhage o foco foi estabelecer novas metas internacionais de redução da emissão de gases causadores do efeito estufa. O governo brasileiro anunciou a proposta de redução entre 36,1% e 38,9% da emissão de gases até 2020. Algumas metas de cortes na emissão de <text:s/>gases causadores do efeito estufa confrontam interesses econômicos dos países envolvidos. </text:p>
      <text:p text:style-name="Standard"/>
      <text:p text:style-name="Standard"/>
      <text:p text:style-name="P2"/>
      <text:p text:style-name="P2">6) Como o novo perfil do consumidor do século XXI interfere nos negócios das empresas?</text:p>
      <text:p text:style-name="Standard"/>
      <text:p text:style-name="P4">&gt; Com a atual crescente da conscientização ambiental, o novo perfil dos consumidores e investidores vem interferindo diretamente no funcionamento das empresas do século XXI. O consumidor atual está alterando suas preferências, o preço e a qualidade do produto deixaram de ocupar o podium na hora da escolha de um produto, hoje ele procura saber mais sobre a empresa que fabrica o produto, a forma que ele é fabricado, a representatividade da empresa, suas práticas, suas ações, etc. Isso altera diretamente na forma em que as organizações estavam conduzindo seu negócio, mostrando então que a sustentabilidade vem se tornando o mais novo diferencial competitivo.</text:p>
      <text:p text:style-name="Standard"/>
      <text:p text:style-name="P2">7) O que significa o conceito de externalidades em relação ao uso dos recursos naturais para o crescimento econômico?</text:p>
      <text:p text:style-name="P2"/>
      <text:p text:style-name="P4">&gt; Se diz respeito aos impactos (positivos ou negativos) que determinada atividade econômica provoca sobre os recursos naturais durante a busca do seu próprio desenvolvimento econômico. Porém este conceito fica mais complexo quando o relacionamos a alguns recursos naturais (aqueles que não podem ser atribuídos a uma pessoa), chamados de bens inapropriáveis. Sua complexidade surge quando notamos a escala que esse problema pode chegar, com danos atingindo até mesmo o mundo inteiro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1T15:48:16.626136359</meta:creation-date>
    <dc:date>2022-06-01T15:54:29.114357904</dc:date>
    <meta:editing-duration>PT11S</meta:editing-duration>
    <meta:editing-cycles>1</meta:editing-cycles>
    <meta:document-statistic meta:table-count="0" meta:image-count="0" meta:object-count="0" meta:page-count="2" meta:paragraph-count="20" meta:word-count="639" meta:character-count="4176" meta:non-whitespace-character-count="3552"/>
    <meta:generator>LibreOffice/7.3.3.2$Linux_X86_64 LibreOffice_project/30$Build-2</meta:generator>
  </office:meta>
</office:document-meta>
</file>